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COURSE PREFACE</text:p>
          </draw:text-box>
        </draw:frame>
        <draw:frame draw:style-name="TransBox" svg:width="31.8700cm" svg:height="5.5000cm" svg:x="1.0000cm" svg:y="2.3000cm">
          <draw:text-box>
            <text:p text:style-name="PTitleMain">Lab Workflow — Snapshots and Safety</text:p>
          </draw:text-box>
        </draw:frame>
        <draw:frame draw:style-name="TransBox" svg:width="31.8700cm" svg:height="3.5000cm" svg:x="1.0000cm" svg:y="8.8000cm">
          <draw:text-box>
            <text:p text:style-name="PBody">Golden rule Recommended VM setup Take a snapshot before each lab Restore a snapshot</text:p>
          </draw:text-box>
        </draw:frame>
        <draw:frame draw:style-name="TransBox" svg:width="31.8700cm" svg:height="1.0000cm" svg:x="1.0000cm" svg:y="17.8000cm">
          <draw:text-box>
            <text:p text:style-name="PFooter">00-preface/02-lab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Golden rule</text:p>
            <text:p text:style-name="PBullet">▶  Recommended VM setup</text:p>
            <text:p text:style-name="PBullet">▶  Lab page anatomy</text:p>
            <text:p text:style-name="PBullet">▶  Verify checkpoints</text:p>
            <text:p text:style-name="PBullet">▶  Safety conventions</text:p>
            <text:p text:style-name="PBullet">▶  Single-VM vs Multi-VM lab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Golden rule</text:p>
          </draw:text-box>
        </draw:frame>
        <draw:frame draw:style-name="TransBox" svg:width="31.8700cm" svg:height="13.5500cm" svg:x="1.0000cm" svg:y="4.0000cm">
          <draw:text-box>
            <text:p text:style-name="PBullet">• Take a VM snapshot before every lab. If something goes wrong, revert</text:p>
            <text:p text:style-name="PBullet">• and start over. Snapshots are free and save enormous time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ommended VM setup</text:p>
          </draw:text-box>
        </draw:frame>
        <draw:frame draw:style-name="TransBox" svg:width="31.8700cm" svg:height="13.5500cm" svg:x="1.0000cm" svg:y="4.0000cm">
          <draw:text-box>
            <text:p text:style-name="PBullet">• Tool: Notes</text:p>
            <text:p text:style-name="PBullet">• GNOME Boxes: Easiest snapshot UX on Linux desktop</text:p>
            <text:p text:style-name="PBullet">• VirtualBox: Free; snapshots via Machine → Take Snapshot</text:p>
            <text:p text:style-name="PBullet">• libvirt / virt-manager: Best for advanced setups; CLI snapshots with virsh snapshot-create-as</text:p>
            <text:p text:style-name="PBullet">• VMware Workstation / Fusion: Commercial; excellent snapshot suppor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ab page anatomy</text:p>
          </draw:text-box>
        </draw:frame>
        <draw:frame draw:style-name="TransBox" svg:width="15.7350cm" svg:height="13.5500cm" svg:x="1.0000cm" svg:y="4.0000cm">
          <draw:text-box>
            <text:p text:style-name="PBullet">• Every lab in this guide has the same structure:</text:p>
            <text:p text:style-name="PBullet">• Read the Success criteria section first — it tells you exactly what "done"</text:p>
            <text:p text:style-name="PBullet">• looks like before you start typing.</text:p>
          </draw:text-box>
        </draw:frame>
        <draw:frame draw:style-name="CodeBox" svg:width="15.7350cm" svg:height="13.5500cm" svg:x="17.1350cm" svg:y="4.0000cm">
          <draw:text-box>
            <text:p text:style-name="PCode">## Prerequisites
## Estimated time
## Success criteria
## Steps  (numbered, with Verify checkpoints inline)
## Cleanup
## Common failures
## Why this matters in produc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 checkpoints</text:p>
          </draw:text-box>
        </draw:frame>
        <draw:frame draw:style-name="TransBox" svg:width="31.8700cm" svg:height="13.5500cm" svg:x="1.0000cm" svg:y="4.0000cm">
          <draw:text-box>
            <text:p text:style-name="PBullet">• Labs use verify blocks to confirm state at key points:</text:p>
            <text:p text:style-name="PBullet">• ✅ Verify</text:p>
            <text:p text:style-name="PBullet">• `bash</text:p>
            <text:p text:style-name="PBullet">• systemctl is-active myservice</text:p>
            <text:p text:style-name="PBullet">• `</text:p>
            <text:p text:style-name="PBullet">• Expected: active</text:p>
            <text:p text:style-name="PBullet">• If a verify step fails, stop and read the Common failures section for that</text:p>
            <text:p text:style-name="PBullet">• lab before proceeding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afety conventions</text:p>
          </draw:text-box>
        </draw:frame>
        <draw:frame draw:style-name="TransBox" svg:width="31.8700cm" svg:height="13.5500cm" svg:x="1.0000cm" svg:y="4.0000cm">
          <draw:text-box>
            <text:p text:style-name="PBullet">• Every destructive-ish command (anything touching disks, firewall rules, or</text:p>
            <text:p text:style-name="PBullet">• SELinux mode) is marked with a warning admonition.</text:p>
            <text:p text:style-name="PBullet">• Labs do not ask you to run setenforce 0 as a fix — if you see that in a</text:p>
            <text:p text:style-name="PBullet">• tutorial elsewhere, treat it as a red flag.</text:p>
            <text:p text:style-name="PBullet">• Labs do not ask you to disable firewalld — they show you the correct</text:p>
            <text:p text:style-name="PBullet">• rule to add.</text:p>
            <text:p text:style-name="PBullet">• Cleanup steps are mandatory, not optional. Run them before your next lab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ingle-VM vs Multi-VM labs</text:p>
          </draw:text-box>
        </draw:frame>
        <draw:frame draw:style-name="TransBox" svg:width="31.8700cm" svg:height="13.5500cm" svg:x="1.0000cm" svg:y="4.0000cm">
          <draw:text-box>
            <text:p text:style-name="PBullet">• Label: Topology</text:p>
            <text:p text:style-name="PBullet">• (no label): Single VM only</text:p>
            <text:p text:style-name="PBullet">• (Multi-VM): Needs 2–3 VMs; instructions provided</text:p>
            <text:p text:style-name="PBullet">• Multi-VM labs are always optional. The same skill is demonstrated in a</text:p>
            <text:p text:style-name="PBullet">• single-VM variant where possible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 Workflow — Snapshots and Safety</text:p>
          </draw:text-box>
        </draw:frame>
        <draw:frame draw:style-name="TransBox" svg:width="31.8700cm" svg:height="13.5500cm" svg:x="1.0000cm" svg:y="4.0000cm">
          <draw:text-box>
            <text:p text:style-name="PBullet">✓  Golden rule: Take a VM snapshot before every lab. If something goes wrong, revert</text:p>
            <text:p text:style-name="PBullet">✓  Recommended VM setup: Tool: Notes</text:p>
            <text:p text:style-name="PBullet">✓  Lab page anatomy: Every lab in this guide has the same structure:</text:p>
            <text:p text:style-name="PBullet">✓  Verify checkpoints: Labs use verify blocks to confirm state at key points:</text:p>
            <text:p text:style-name="PBullet">✓  Safety conventions: Every destructive-ish command (anything touching disks, firewall rules, or</text:p>
            <text:p text:style-name="PBullet">✓  Single-VM vs Multi-VM labs: Label: Topolog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